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image-width="0cm" draw:fill-image-height="0cm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fill-image-width="0cm" draw:fill-image-height="0cm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3.175cm" svg:height="1.27cm" svg:x="6.08cm" svg:y="2.905cm">
          <text:p text:style-name="P1">Start poin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5.715cm" svg:height="1.905cm" svg:x="4.81cm" svg:y="9.255cm">
          <text:p text:style-name="P2">i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4.81cm" svg:y1="10.208cm" svg:x2="3.222cm" svg:y2="13.7cm" draw:start-shape="id1" draw:start-glue-point="5" draw:end-shape="id2" draw:end-glue-point="0" svg:d="m4810 10208h-1588v3492">
          <text:p/>
        </draw:connector>
        <draw:connector draw:style-name="gr2" draw:text-style-name="P1" draw:layer="layout" draw:type="lines" draw:line-skew="1.404cm" svg:x1="10.525cm" svg:y1="10.208cm" svg:x2="13.7cm" svg:y2="11.795cm" draw:start-shape="id1" draw:start-glue-point="7" draw:end-shape="id3" draw:end-glue-point="4" svg:d="m10525 10208h1905l1270 1085v502">
          <text:p/>
        </draw:connector>
        <draw:custom-shape draw:style-name="gr1" draw:text-style-name="P1" xml:id="id3" draw:id="id3" draw:layer="layout" svg:width="5.08cm" svg:height="1.905cm" svg:x="11.16cm" svg:y="11.795cm">
          <text:p text:style-name="P1">I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0" draw:id="id10" draw:layer="layout" svg:width="3.81cm" svg:height="1.905cm" svg:x="10.525cm" svg:y="20.685cm">
          <text:p text:style-name="P1">Create fil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11.16cm" svg:y1="12.748cm" svg:x2="9.255cm" svg:y2="14.335cm" draw:start-shape="id3" draw:start-glue-point="5" draw:end-shape="id4" draw:end-glue-point="0" svg:d="m11160 12748h-501l-1404 1085v502">
          <text:p/>
        </draw:connector>
        <draw:connector draw:style-name="gr2" draw:text-style-name="P1" draw:layer="layout" draw:type="lines" svg:x1="16.24cm" svg:y1="12.748cm" svg:x2="15.922cm" svg:y2="14.335cm" draw:start-shape="id3" draw:start-glue-point="7" draw:end-shape="id5" draw:end-glue-point="0" svg:d="m16240 12748h502l-820 1085v502">
          <text:p/>
        </draw:connector>
        <draw:connector draw:style-name="gr2" draw:text-style-name="P1" draw:layer="layout" draw:type="lines" svg:x1="7.668cm" svg:y1="4.175cm" svg:x2="7.032cm" svg:y2="6.08cm" draw:start-shape="id6" draw:start-glue-point="8" draw:end-shape="id7" draw:end-glue-point="0" svg:d="m7668 4175v502l-636 901v502">
          <text:p/>
        </draw:connector>
        <draw:custom-shape draw:style-name="gr1" draw:text-style-name="P1" xml:id="id2" draw:id="id2" draw:layer="layout" svg:width="4.445cm" svg:height="1.905cm" svg:x="1cm" svg:y="13.7cm">
          <text:p text:style-name="P1">Add to Queue</text:p>
          <text:p text:style-name="P1">WFRes QUEU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05cm" svg:height="0.635cm" svg:x="11.16cm" svg:y="16.875cm">
          <text:p text:style-name="P1">Exists</text:p>
          <draw:enhanced-geometry svg:viewBox="0 0 21600 21600" draw:text-areas="800 800 20800 20800" draw:type="round-rectangular-callout" draw:modifiers="18528.8562434418 67143.396226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1.905cm" svg:height="1.27cm" svg:x="15.605cm" svg:y="9.89cm">
          <text:p text:style-name="P1">Non html like js</text:p>
          <draw:enhanced-geometry svg:viewBox="0 0 21600 21600" draw:text-areas="800 800 20800 20800" draw:type="round-rectangular-callout" draw:modifiers="12363.9034627492 49623.91817466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2.54cm" svg:height="1.27cm" svg:x="11.16cm" svg:y="7.35cm">
          <text:p text:style-name="P1">Response</text:p>
          <draw:enhanced-geometry svg:viewBox="0 0 21600 21600" draw:text-areas="800 800 20800 20800" draw:type="round-rectangular-callout" draw:modifiers="5100.35419126328 47805.50747442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1.905cm" svg:height="1.27cm" svg:x="1.635cm" svg:y="7.35cm">
          <text:p text:style-name="P1">Request</text:p>
          <draw:enhanced-geometry svg:viewBox="0 0 21600 21600" draw:text-areas="800 800 20800 20800" draw:type="round-rectangular-callout" draw:modifiers="20874.7114375656 48383.3202202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xml:id="id7" draw:id="id7" draw:layer="layout" svg:width="5.715cm" svg:height="1.905cm" svg:x="4.175cm" svg:y="6.08cm">
          <text:p text:style-name="P1">Capture Gateway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.032cm" svg:y1="7.985cm" svg:x2="7.667cm" svg:y2="9.255cm" draw:start-shape="id7" draw:start-glue-point="2" draw:end-shape="id1" draw:end-glue-point="4" svg:d="m7032 7985 635 1270">
          <text:p/>
        </draw:connector>
        <draw:custom-shape draw:style-name="gr1" draw:text-style-name="P1" xml:id="id8" draw:id="id8" draw:layer="layout" svg:width="4.445cm" svg:height="1.905cm" svg:x="7.35cm" svg:y="18.145cm">
          <text:p text:style-name="P1">Add objs to</text:p>
          <text:p text:style-name="P1">WFReq QUEUE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.81cm" svg:height="1.905cm" svg:x="7.35cm" svg:y="14.335cm">
          <text:p text:style-name="P1">Pars HTML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445cm" svg:height="1.905cm" svg:x="13.7cm" svg:y="14.335cm">
          <text:p text:style-name="P1">Check</text:p>
          <text:p text:style-name="P1">WFRes Queue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5.08cm" svg:height="1.905cm" svg:x="13.065cm" svg:y="16.875cm">
          <text:p text:style-name="P1">I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line draw:style-name="gr4" draw:text-style-name="P1" draw:layer="layout" svg:width="0cm" svg:height="0cm" svg:x="9.255cm" svg:y="18.145cm" svg:viewBox="0 0 0 0" draw:points="0,0 0,0">
          <text:p/>
        </draw:polyline>
        <draw:connector draw:style-name="gr4" draw:text-style-name="P1" draw:layer="layout" draw:type="line" svg:x1="9.255cm" svg:y1="16.24cm" svg:x2="9.572cm" svg:y2="18.145cm" draw:start-shape="id4" draw:start-glue-point="2" draw:end-shape="id8" draw:end-glue-point="0" svg:d="m9255 16240 317 1905">
          <text:p/>
        </draw:connector>
        <draw:connector draw:style-name="gr4" draw:text-style-name="P1" draw:layer="layout" draw:type="line" svg:x1="11.16cm" svg:y1="15.287cm" svg:x2="13.7cm" svg:y2="15.287cm" draw:start-shape="id4" draw:start-glue-point="1" draw:end-shape="id5" draw:end-glue-point="3" svg:d="m11160 15287h2540">
          <text:p/>
        </draw:connector>
        <draw:connector draw:style-name="gr4" draw:text-style-name="P1" draw:layer="layout" draw:type="line" svg:x1="15.922cm" svg:y1="16.24cm" svg:x2="15.605cm" svg:y2="16.875cm" draw:start-shape="id5" draw:start-glue-point="2" draw:end-shape="id9" draw:end-glue-point="4" svg:d="m15922 16240-317 635">
          <text:p/>
        </draw:connector>
        <draw:custom-shape draw:style-name="gr1" draw:text-style-name="P1" xml:id="id11" draw:id="id11" draw:layer="layout" svg:width="3.81cm" svg:height="1.905cm" svg:x="14.875cm" svg:y="20.685cm">
          <text:p text:style-name="P1">?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3.065cm" svg:y1="17.828cm" svg:x2="12.43cm" svg:y2="20.685cm" draw:start-shape="id9" draw:start-glue-point="5" draw:end-shape="id10" draw:end-glue-point="0" svg:d="m13065 17828-635 2857">
          <text:p/>
        </draw:connector>
        <draw:connector draw:style-name="gr4" draw:text-style-name="P1" draw:layer="layout" draw:type="line" svg:x1="18.145cm" svg:y1="17.828cm" svg:x2="16.78cm" svg:y2="20.685cm" draw:start-shape="id9" draw:start-glue-point="7" draw:end-shape="id11" svg:d="m18145 17828-1365 2857">
          <text:p/>
        </draw:connector>
        <draw:custom-shape draw:style-name="gr3" draw:text-style-name="P1" draw:layer="layout" svg:width="3.905cm" svg:height="0.635cm" svg:x="17.51cm" svg:y="16.875cm">
          <text:p text:style-name="P1">Not Exists</text:p>
          <draw:enhanced-geometry svg:viewBox="0 0 21600 21600" draw:text-areas="800 800 20800 20800" draw:type="round-rectangular-callout" draw:modifiers="3257.14285714286 34335.8490566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rfan </meta:initial-creator>
    <meta:creation-date>2013-09-12T18:59:19</meta:creation-date>
    <dc:date>2013-09-16T21:35:06</dc:date>
    <dc:creator>Erfan </dc:creator>
    <meta:editing-duration>PT47M6S</meta:editing-duration>
    <meta:editing-cycles>9</meta:editing-cycles>
    <meta:generator>LibreOffice/3.3$Unix LibreOffice_project/330m19$Build-202</meta:generator>
    <meta:document-statistic meta:object-count="28"/>
  </office:meta>
</office:document-meta>
</file>